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5d818a9" officeooo:paragraph-rsid="0640610e" style:font-name-complex="David CLM"/>
    </style:style>
    <style:style style:name="P5" style:family="paragraph" style:parent-style-name="Text_20_body">
      <style:text-properties fo:font-weight="normal" officeooo:rsid="06178d0b" officeooo:paragraph-rsid="0640610e" style:font-weight-asian="normal" style:font-weight-complex="normal"/>
    </style:style>
    <style:style style:name="P6" style:family="paragraph" style:parent-style-name="Text_20_body">
      <style:text-properties officeooo:rsid="06178d0b" officeooo:paragraph-rsid="0640610e"/>
    </style:style>
    <style:style style:name="P7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5735d0c" officeooo:paragraph-rsid="0640610e" style:font-weight-asian="normal" style:font-name-complex="David CLM" style:font-weight-complex="normal"/>
    </style:style>
    <style:style style:name="P8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6178d0b" officeooo:paragraph-rsid="0640610e" style:font-weight-asian="normal" style:font-name-complex="David CLM" style:font-weight-complex="normal"/>
    </style:style>
    <style:style style:name="P9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40610e" style:font-weight-asian="normal" style:font-weight-complex="normal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618f104" officeooo:paragraph-rsid="0640610e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61aaed5" officeooo:paragraph-rsid="0640610e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6208022" officeooo:paragraph-rsid="0640610e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640610e" style:font-name-complex="David CLM"/>
    </style:style>
    <style:style style:name="P14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4061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061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061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6178d0b" officeooo:paragraph-rsid="0640610e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611694f" officeooo:paragraph-rsid="0640610e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640610e"/>
    </style:style>
    <style:style style:name="P20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644d908" style:font-name-complex="David CLM"/>
    </style:style>
    <style:style style:name="P21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5ef6ec2" officeooo:paragraph-rsid="0644d908" style:font-name-complex="David CLM"/>
    </style:style>
    <style:style style:name="P22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5ef6ec2" officeooo:paragraph-rsid="0644d908" style:font-size-asian="12pt" style:font-name-complex="David CLM" style:font-size-complex="12pt"/>
    </style:style>
    <style:style style:name="P23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24" style:family="paragraph" style:parent-style-name="Heading_20_2">
      <style:text-properties style:use-window-font-color="true" style:font-name="David CLM" fo:font-size="12pt" fo:font-style="italic" fo:font-weight="normal" officeooo:rsid="062c244e" officeooo:paragraph-rsid="06298aed" style:font-size-asian="12pt" style:font-style-asian="italic" style:font-weight-asian="normal" style:font-name-complex="David CLM" style:font-size-complex="12pt"/>
    </style:style>
    <style:style style:name="P25" style:family="paragraph" style:parent-style-name="Heading_20_2">
      <style:paragraph-properties fo:line-height="100%"/>
      <style:text-properties officeooo:paragraph-rsid="06433f13"/>
    </style:style>
    <style:style style:name="P26" style:family="paragraph" style:parent-style-name="Heading_20_2">
      <style:text-properties officeooo:paragraph-rsid="0643afb2"/>
    </style:style>
    <style:style style:name="P27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644d908" style:font-name-complex="David CLM"/>
    </style:style>
    <style:style style:name="P28" style:family="paragraph" style:parent-style-name="Standard">
      <style:paragraph-properties fo:text-align="start" style:justify-single-word="false" style:writing-mode="lr-tb"/>
      <style:text-properties officeooo:paragraph-rsid="0643afb2"/>
    </style:style>
    <style:style style:name="P29" style:family="paragraph" style:parent-style-name="Text_20_body" style:list-style-name="L1">
      <style:text-properties fo:font-weight="normal" officeooo:rsid="06178d0b" officeooo:paragraph-rsid="0640610e" style:font-weight-asian="normal" style:font-weight-complex="normal"/>
    </style:style>
    <style:style style:name="P30" style:family="paragraph" style:parent-style-name="Text_20_body">
      <style:text-properties officeooo:rsid="0611694f" officeooo:paragraph-rsid="06433f13"/>
    </style:style>
    <style:style style:name="P31" style:family="paragraph" style:parent-style-name="Text_20_body">
      <style:text-properties officeooo:paragraph-rsid="06433f13"/>
    </style:style>
    <style:style style:name="P32" style:family="paragraph" style:parent-style-name="Text_20_body">
      <style:text-properties style:font-name="David CLM" officeooo:rsid="063d492f" officeooo:paragraph-rsid="0643afb2" style:font-name-complex="David CLM"/>
    </style:style>
    <style:style style:name="P33" style:family="paragraph" style:parent-style-name="Text_20_body">
      <style:text-properties officeooo:rsid="05ef6ec2" officeooo:paragraph-rsid="0644d908"/>
    </style:style>
    <style:style style:name="P34" style:family="paragraph" style:parent-style-name="Text_20_body">
      <style:text-properties officeooo:rsid="063da059" officeooo:paragraph-rsid="0644d908"/>
    </style:style>
    <style:style style:name="P35" style:family="paragraph" style:parent-style-name="Text_20_body">
      <style:text-properties officeooo:paragraph-rsid="0644d908"/>
    </style:style>
    <style:style style:name="P36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40610e" style:font-weight-asian="normal" style:font-weight-complex="normal"/>
    </style:style>
    <style:style style:name="P37" style:family="paragraph" style:parent-style-name="Text_20_body">
      <style:paragraph-properties fo:text-align="end" style:justify-single-word="false" style:writing-mode="rl-tb"/>
      <style:text-properties officeooo:paragraph-rsid="0640610e"/>
    </style:style>
    <style:style style:name="P38" style:family="paragraph" style:parent-style-name="Text_20_body">
      <style:paragraph-properties fo:text-align="end" style:justify-single-word="false" style:writing-mode="rl-tb"/>
      <style:text-properties officeooo:paragraph-rsid="0643afb2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611694f" officeooo:paragraph-rsid="06433f13"/>
    </style:style>
    <style:style style:name="P40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64d7d1f" officeooo:paragraph-rsid="0643afb2" style:font-size-asian="10.5pt" style:font-weight-asian="normal" style:font-name-complex="David CLM" style:font-weight-complex="normal"/>
    </style:style>
    <style:style style:name="P41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5f05110" officeooo:paragraph-rsid="0644d908" style:font-size-asian="10.5pt" style:font-weight-asian="normal" style:font-name-complex="David CLM" style:font-weight-complex="normal"/>
    </style:style>
    <style:style style:name="P42" style:family="paragraph" style:parent-style-name="Text_20_body">
      <style:paragraph-properties fo:text-align="start" style:justify-single-word="false" style:writing-mode="lr-tb"/>
      <style:text-properties fo:font-weight="normal" officeooo:rsid="061aaed5" officeooo:paragraph-rsid="06433f13" style:font-weight-asian="normal" style:font-weight-complex="normal"/>
    </style:style>
    <style:style style:name="P43" style:family="paragraph" style:parent-style-name="Text_20_body">
      <style:paragraph-properties fo:text-align="start" style:justify-single-word="false" style:writing-mode="lr-tb"/>
      <style:text-properties officeooo:paragraph-rsid="06433f13"/>
    </style:style>
    <style:style style:name="P44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43afb2" style:font-name-complex="David CLM"/>
    </style:style>
    <style:style style:name="P45" style:family="paragraph" style:parent-style-name="Text_20_body">
      <style:paragraph-properties fo:margin-top="0in" fo:margin-bottom="0in" loext:contextual-spacing="false"/>
      <style:text-properties fo:font-weight="bold" officeooo:rsid="05ef6ec2" officeooo:paragraph-rsid="0644d908" style:font-weight-asian="bold" style:font-weight-complex="bold"/>
    </style:style>
    <style:style style:name="P46" style:family="paragraph" style:parent-style-name="Text_20_body">
      <style:paragraph-properties fo:margin-top="0in" fo:margin-bottom="0in" loext:contextual-spacing="false"/>
      <style:text-properties officeooo:rsid="05ef6ec2" officeooo:paragraph-rsid="0644d908"/>
    </style:style>
    <style:style style:name="T1" style:family="text">
      <style:text-properties officeooo:rsid="05d818a9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style:use-window-font-color="true" fo:font-size="12pt" officeooo:rsid="04a9e17c" style:font-size-asian="12pt" style:font-size-complex="12pt"/>
    </style:style>
    <style:style style:name="T4" style:family="text">
      <style:text-properties style:use-window-font-color="true" fo:font-size="12pt" officeooo:rsid="037549be" style:font-size-asian="12pt" style:font-size-complex="12pt"/>
    </style:style>
    <style:style style:name="T5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6" style:family="text">
      <style:text-properties style:use-window-font-color="true" fo:font-size="12pt" fo:font-weight="bold" officeooo:rsid="05ef6ec2" style:font-size-asian="12pt" style:font-weight-asian="bold" style:font-size-complex="12pt" style:font-weight-complex="bold"/>
    </style:style>
    <style:style style:name="T7" style:family="text">
      <style:text-properties style:use-window-font-color="true" fo:font-size="12pt" fo:font-style="italic" officeooo:rsid="05ef6ec2" style:font-size-asian="12pt" style:font-style-asian="italic" style:font-size-complex="12pt" style:font-style-complex="italic"/>
    </style:style>
    <style:style style:name="T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61c5daf" style:font-weight-asian="bold" style:font-weight-complex="bold"/>
    </style:style>
    <style:style style:name="T11" style:family="text">
      <style:text-properties officeooo:rsid="05fb4f01"/>
    </style:style>
    <style:style style:name="T12" style:family="text">
      <style:text-properties officeooo:rsid="060673e6"/>
    </style:style>
    <style:style style:name="T13" style:family="text">
      <style:text-properties officeooo:rsid="0607d5a3"/>
    </style:style>
    <style:style style:name="T14" style:family="text">
      <style:text-properties officeooo:rsid="0608f640"/>
    </style:style>
    <style:style style:name="T15" style:family="text">
      <style:text-properties officeooo:rsid="0609ae33"/>
    </style:style>
    <style:style style:name="T16" style:family="text">
      <style:text-properties officeooo:rsid="0609d77c"/>
    </style:style>
    <style:style style:name="T17" style:family="text">
      <style:text-properties officeooo:rsid="06102deb"/>
    </style:style>
    <style:style style:name="T18" style:family="text">
      <style:text-properties style:font-name="David CLM" officeooo:rsid="060c388b" style:font-name-complex="David CLM"/>
    </style:style>
    <style:style style:name="T19" style:family="text">
      <style:text-properties style:font-name="David CLM" officeooo:rsid="05db2356" style:font-name-complex="David CLM"/>
    </style:style>
    <style:style style:name="T20" style:family="text">
      <style:text-properties style:font-name="David CLM" officeooo:rsid="06359423" style:font-name-complex="David CLM"/>
    </style:style>
    <style:style style:name="T21" style:family="text">
      <style:text-properties style:font-name="David CLM" officeooo:rsid="06102054" style:font-name-complex="David CLM"/>
    </style:style>
    <style:style style:name="T22" style:family="text">
      <style:text-properties style:font-name="David CLM" officeooo:rsid="06102deb" style:font-name-complex="David CLM"/>
    </style:style>
    <style:style style:name="T23" style:family="text">
      <style:text-properties style:font-name="David CLM" officeooo:rsid="06419e79" style:font-name-complex="David CLM"/>
    </style:style>
    <style:style style:name="T24" style:family="text">
      <style:text-properties style:font-name="David CLM" officeooo:rsid="05735d0c" style:font-name-complex="David CLM"/>
    </style:style>
    <style:style style:name="T25" style:family="text">
      <style:text-properties style:font-name="David CLM" officeooo:rsid="063d492f" style:font-name-complex="David CLM"/>
    </style:style>
    <style:style style:name="T26" style:family="text">
      <style:text-properties style:font-name="David CLM" officeooo:rsid="064c747d" style:font-name-complex="David CLM"/>
    </style:style>
    <style:style style:name="T27" style:family="text">
      <style:text-properties style:font-name="David CLM" officeooo:rsid="06419e79" style:font-size-asian="10.5pt" style:font-name-complex="David CLM" style:font-weight-complex="normal"/>
    </style:style>
    <style:style style:name="T28" style:family="text">
      <style:text-properties style:font-name="David CLM" fo:language="en" fo:country="US" officeooo:rsid="063b92cc" style:font-name-complex="David CLM"/>
    </style:style>
    <style:style style:name="T29" style:family="text">
      <style:text-properties style:font-name="David CLM" fo:language="en" fo:country="US" officeooo:rsid="064c747d" style:font-name-complex="David CLM"/>
    </style:style>
    <style:style style:name="T30" style:family="text">
      <style:text-properties style:font-name="David CLM" fo:language="en" fo:country="US" officeooo:rsid="064d7d1f" style:font-name-complex="David CLM"/>
    </style:style>
    <style:style style:name="T31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618e705" style:font-weight-asian="normal" style:font-weight-complex="normal"/>
    </style:style>
    <style:style style:name="T35" style:family="text">
      <style:text-properties fo:font-weight="normal" officeooo:rsid="061aaed5" style:font-weight-asian="normal" style:font-weight-complex="normal"/>
    </style:style>
    <style:style style:name="T36" style:family="text">
      <style:text-properties fo:font-weight="normal" officeooo:rsid="061c5daf" style:font-weight-asian="normal" style:font-weight-complex="normal"/>
    </style:style>
    <style:style style:name="T37" style:family="text">
      <style:text-properties fo:font-weight="normal" officeooo:rsid="061d9db1" style:font-weight-asian="normal" style:font-weight-complex="normal"/>
    </style:style>
    <style:style style:name="T38" style:family="text">
      <style:text-properties fo:font-weight="normal" officeooo:rsid="061f432c" style:font-weight-asian="normal" style:font-weight-complex="normal"/>
    </style:style>
    <style:style style:name="T39" style:family="text">
      <style:text-properties fo:font-weight="normal" officeooo:rsid="0621f8fb" style:font-weight-asian="normal" style:font-weight-complex="normal"/>
    </style:style>
    <style:style style:name="T40" style:family="text">
      <style:text-properties fo:font-weight="normal" officeooo:rsid="06381210" style:font-weight-asian="normal" style:font-weight-complex="normal"/>
    </style:style>
    <style:style style:name="T4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officeooo:rsid="06291857"/>
    </style:style>
    <style:style style:name="T43" style:family="text">
      <style:text-properties officeooo:rsid="06298aed"/>
    </style:style>
    <style:style style:name="T44" style:family="text">
      <style:text-properties officeooo:rsid="06359423"/>
    </style:style>
    <style:style style:name="T45" style:family="text">
      <style:text-properties officeooo:rsid="0636ac3f"/>
    </style:style>
    <style:style style:name="T46" style:family="text">
      <style:text-properties fo:language="en" fo:country="US" officeooo:rsid="063b92cc"/>
    </style:style>
    <style:style style:name="T47" style:family="text">
      <style:text-properties fo:language="en" fo:country="US" officeooo:rsid="06392272"/>
    </style:style>
    <style:style style:name="T48" style:family="text">
      <style:text-properties fo:language="en" fo:country="US" officeooo:rsid="063a152b"/>
    </style:style>
    <style:style style:name="T49" style:family="text">
      <style:text-properties fo:language="en" fo:country="US" officeooo:rsid="064c747d"/>
    </style:style>
    <style:style style:name="T50" style:family="text">
      <style:text-properties officeooo:rsid="06419e79"/>
    </style:style>
    <style:style style:name="T51" style:family="text">
      <style:text-properties officeooo:rsid="0611694f"/>
    </style:style>
    <style:style style:name="T52" style:family="text">
      <style:text-properties style:font-name="Monospace" officeooo:rsid="0643ecfa" style:font-size-asian="10.5pt" style:font-name-complex="David CLM2" style:font-weight-complex="normal"/>
    </style:style>
    <style:style style:name="T53" style:family="text">
      <style:text-properties style:font-name="Monospace" officeooo:rsid="06404770" style:font-size-asian="10.5pt" style:font-name-complex="David CLM2" style:font-weight-complex="normal"/>
    </style:style>
    <style:style style:name="T54" style:family="text">
      <style:text-properties style:font-name="Monospace" officeooo:rsid="06421237" style:font-size-asian="10.5pt" style:font-name-complex="David CLM2" style:font-weight-complex="normal"/>
    </style:style>
    <style:style style:name="T55" style:family="text">
      <style:text-properties style:font-name="Monospace" officeooo:rsid="063e919f" style:font-size-asian="10.5pt" style:font-name-complex="David CLM2" style:font-weight-complex="normal"/>
    </style:style>
    <style:style style:name="T56" style:family="text">
      <style:text-properties style:font-name="Monospace" officeooo:rsid="0643ecfa" style:font-size-asian="10.5pt" style:font-name-complex="David CLM2"/>
    </style:style>
    <style:style style:name="T57" style:family="text">
      <style:text-properties fo:color="#000000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8" style:family="text">
      <style:text-properties officeooo:rsid="0611766a"/>
    </style:style>
    <style:style style:name="T59" style:family="text">
      <style:text-properties officeooo:rsid="06234450"/>
    </style:style>
    <style:style style:name="T60" style:family="text">
      <style:text-properties officeooo:rsid="05f95ff9"/>
    </style:style>
    <style:style style:name="T61" style:family="text">
      <style:text-properties officeooo:rsid="05ef6ec2"/>
    </style:style>
    <style:style style:name="T62" style:family="text">
      <style:text-properties officeooo:rsid="05f2192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מטלה - חלוקה <text:span text:style-name="T43">הוגנת ו</text:span>יעילה</text:h>
      <text:p text:style-name="P3">יש לענות על שאלה אחת לבחירתכם. <text:span text:style-name="T45">שאלות המסומנות בכוכבית (*) מזכות בניקוד כפול.</text:span></text:p>
      <text:p text:style-name="P24"/>
      <text:p text:style-name="P7">* שאלה <text:span text:style-name="T46">4</text:span><text:span text:style-name="T42">: שיווי-משקל תחרותי</text:span></text:p>
      <text:p text:style-name="P8"/>
      <text:p text:style-name="P6"><text:span text:style-name="T33">הקצאת-משאבים נתונה נקראת </text:span><text:span text:style-name="T9">שיווי משקל תחרותי </text:span><text:span text:style-name="T10">שווה-תקציב </text:span><text:span text:style-name="T33">(competitive equilibrium </text:span><text:span text:style-name="T36">with</text:span><text:span text:style-name="T33"> equal </text:span><text:span text:style-name="T36">budgets</text:span><text:span text:style-name="T35">)</text:span><text:span text:style-name="T33"> אם קיים וקטור-מחיר p (מחיר לכל משאב), כך שלכל משתתף i מתקיימים התנאים הבאים:</text:span></text:p>
      <text:list xml:id="list1132754274" text:style-name="L1">
        <text:list-item>
          <text:p text:style-name="P29">המחיר הכולל של הסל שקיבל משתתף i הוא לכל היותר 1;</text:p>
        </text:list-item>
        <text:list-item>
          <text:p text:style-name="P29">כל משתתף מעדיף את הסל שקיבל על-פני כל שאר הסלים שהמחיר שלהם הוא לכל היותר 1.</text:p>
        </text:list-item>
      </text:list>
      <text:p text:style-name="P5">בסמלים:</text:p>
      <text:p text:style-name="P17"><text:span text:style-name="T32">p</text:span><text:span text:style-name="T33">(</text:span><text:span text:style-name="T32">X</text:span><text:span text:style-name="T41">i</text:span><text:span text:style-name="T33">) ≤ 1</text:span></text:p>
      <text:p text:style-name="P17"><text:span text:style-name="T33">For </text:span><text:span text:style-name="T34">every </text:span><text:span text:style-name="T33">Y: <text:s/>if </text:span><text:span text:style-name="T32">p</text:span><text:span text:style-name="T33">(Y) ≤ 1 then </text:span><text:span text:style-name="T32">V</text:span><text:span text:style-name="T41">i</text:span><text:span text:style-name="T33">(</text:span><text:span text:style-name="T32">X</text:span><text:span text:style-name="T41">i</text:span><text:span text:style-name="T33">) ≥ V</text:span><text:span text:style-name="T41">i</text:span><text:span text:style-name="T33">(Y)</text:span></text:p>
      <text:p text:style-name="P10"><text:span text:style-name="T33">א. תנו דוגמה להקצאה שהיא </text:span><text:span text:style-name="T36">ש</text:span><text:span text:style-name="T40">יווי-משקל </text:span><text:span text:style-name="T36">תחרותי שווה-תקציב</text:span><text:span text:style-name="T35"> </text:span><text:span text:style-name="T37">בבעיה כלשהי של חלוקת משאבים</text:span><text:span text:style-name="T33">, למשל הדוגמה במצגת: </text:span></text:p>
      <text:p text:style-name="P18">[[81, 19, 0],<text:line-break/> [80, 0, 20]]</text:p>
      <text:p text:style-name="P11"><text:span text:style-name="T33">תארו את ההקצאה ואת וקטור המחיר p, והסבירו מדוע זה </text:span><text:span text:style-name="T38">אכן </text:span><text:span text:style-name="T36">ש"מ תחרותי שווה-תקציב</text:span><text:span text:style-name="T33">.</text:span></text:p>
      <text:p text:style-name="P9">ב. הוכיחו שכל ש"מ תחרותי שווה-תקציב הוא ללא קנאה.</text:p>
      <text:p text:style-name="P12"><text:span text:style-name="T33">ג. הוכיחו </text:span><text:span text:style-name="T39">שכל ש"מ תחרותי שווה-תקציב הוא יעיל פארטו חלש (ראו הגדרה בשאלה 4).</text:span></text:p>
      <text:p text:style-name="P25"><text:span text:style-name="T24">שאלה </text:span><text:span text:style-name="T19">1: חלוקה </text:span><text:span text:style-name="T57">אגליטרית</text:span><text:span text:style-name="T19"> עם פייתון</text:span></text:p>
      <text:p text:style-name="P30"><text:span text:style-name="T9">תזכורת</text:span>: בבעיית החלוקה שלמדנו בכיתה, יש n אנשים ו-m משאבים, וכל אדם מייחס ערך לכל משאב.</text:p>
      <text:p text:style-name="P30">ניתן לייצג כל בעיה כזאת כמטריצה עם n שורות ו-m עמודות, שבה הערך בשורה i ועמודה j הוא הערך שמייחס אדם i למשאב j.</text:p>
      <text:p text:style-name="P31"><text:span text:style-name="T51">כיתבו פונקציה בפייתון, בעזרת cvxpy, המקבלת כקלט מטריצה </text:span><text:span text:style-name="T47">כזאת (כללית</text:span><text:span text:style-name="T48">)</text:span><text:span text:style-name="T51">, וכותבת למסך תיאור של חלוקה </text:span><text:span text:style-name="T53">אגליטרית</text:span><text:span text:style-name="T51">. לדוגמה, אם הקלט </text:span><text:span text:style-name="T58">הוא (כמו הדוגמה במצגת):</text:span></text:p>
      <text:p text:style-name="P43"><text:span text:style-name="T51">[[81, 19, </text:span><text:span text:style-name="T54">1</text:span><text:span text:style-name="T51">],<text:line-break/> [</text:span><text:span text:style-name="T54">70</text:span><text:span text:style-name="T51">, </text:span><text:span text:style-name="T54">1</text:span><text:span text:style-name="T51">, </text:span><text:span text:style-name="T54">29</text:span><text:span text:style-name="T51">]]</text:span></text:p>
      <text:p text:style-name="P39">אז הפלט הוא (בקירוב):</text:p>
      <text:p text:style-name="P43"><text:soft-page-break/><text:span text:style-name="T51">Agent #1 gets 0.</text:span><text:span text:style-name="T52">47</text:span><text:span text:style-name="T51"> of resource #1, 1.0 of resource #2, and 0.0 </text:span><text:span text:style-name="T59">of</text:span><text:span text:style-name="T51"> resource #3.</text:span></text:p>
      <text:p text:style-name="P42"><text:span text:style-name="T51">Agent #2 gets 0.</text:span><text:span text:style-name="T56">53</text:span><text:span text:style-name="T51"> of resource #1, 0.0 of resource #2, and 1.0 of resource #3.</text:span></text:p>
      <text:p text:style-name="P42"/>
      <text:p text:style-name="P26"><text:span text:style-name="T24">שאלה </text:span><text:span text:style-name="T28">2</text:span><text:span text:style-name="T18">: </text:span><text:span text:style-name="T25">קריטריון לקסימין</text:span></text:p>
      <text:p text:style-name="P32"><text:span text:style-name="T49">א. </text:span>כתבו קוד בשפת פייתון, המקבל שני וקטורים באותו אורך, ומשווה ביניהם לפי קריטריון לקסימין. כותרת הפונקציה:</text:p>
      <text:p text:style-name="P28">def is_leximin_better (x: list, y:list)→bool</text:p>
      <text:p text:style-name="P28"><text:tab/> # return <text:span text:style-name="T33">true</text:span> iff x is leximin-better than y.</text:p>
      <text:p text:style-name="P44"/>
      <text:p text:style-name="P38"><text:span text:style-name="T26">ב. כתבו בדיקות-יחידה לפונקציה בעזרת </text:span><text:span text:style-name="T29">doctest. </text:span><text:span text:style-name="T30">הדגמה של כתיבת </text:span><text:span text:style-name="T31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31"> </text:span></text:p>
      <text:p text:style-name="P40"/>
      <text:p text:style-name="P27">שאלה <text:span text:style-name="T46">3</text:span><text:span text:style-name="T42">: יעילות-פארטו חלשה וחזקה</text:span></text:p>
      <text:p text:style-name="P45"/>
      <text:p text:style-name="P46"><text:span text:style-name="T9">הגדרות</text:span>: </text:p>
      <text:list xml:id="list3988341859" text:style-name="L2">
        <text:list-item>
          <text:p text:style-name="P20"><text:span text:style-name="T3">מצב </text:span><text:span text:style-name="T2">א נקרא </text:span><text:span text:style-name="T5">שיפור פארטו</text:span><text:span text:style-name="T6"> חזק </text:span><text:span text:style-name="T2">של </text:span><text:span text:style-name="T3">מצב </text:span><text:span text:style-name="T2">ב, אם </text:span><text:span text:style-name="T3">מצב </text:span><text:span text:style-name="T4">א </text:span><text:span text:style-name="T2">טוב יותר </text:span><text:span text:style-name="T7">לכל </text:span><text:span text:style-name="T2">המשתתפים.</text:span></text:p>
        </text:list-item>
        <text:list-item>
          <text:p text:style-name="P21"><text:span text:style-name="T3">מצב </text:span><text:span text:style-name="T2">נקרא </text:span><text:span text:style-name="T5">יעיל פארטו חלש</text:span><text:span text:style-name="T8"> </text:span><text:span text:style-name="T2">אם לא קיי</text:span><text:span text:style-name="T3">ם</text:span><text:span text:style-name="T2"> </text:span><text:span text:style-name="T3">מצב אחר שהוא </text:span><text:span text:style-name="T2">שיפור-פארטו-חזק של</text:span><text:span text:style-name="T3">ו</text:span><text:span text:style-name="T2">.</text:span></text:p>
          <text:p text:style-name="P22"/>
        </text:list-item>
      </text:list>
      <text:p text:style-name="P33">א. תנו דוגמה לחלוק<text:span text:style-name="T60">ה</text:span> שהיא יעילה-פארטו-חלש אבל לא יעילה-פארטו.</text:p>
      <text:p text:style-name="P34">ב. הוכיחו, שכל חלוקה אגליטרית היא יעילה-פארטו-חלש.</text:p>
      <text:p text:style-name="P35"><text:span text:style-name="T55">ג</text:span><text:span text:style-name="T61">. הוכיחו, שאם </text:span><text:span text:style-name="T62">פונקציות הערך של </text:span><text:span text:style-name="T61">כל השחקנים </text:span><text:span text:style-name="T62">הן חיוביות ממש בכל נקודה ונקודה בעוגה, </text:span><text:span text:style-name="T61">אז כל חלוקה יעילה-פארטו-חלש היא גם יעילה-פארטו.</text:span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0-31T07:56:58.218872059</dc:date>
    <meta:editing-duration>P11DT16H7M50S</meta:editing-duration>
    <meta:editing-cycles>1433</meta:editing-cycles>
    <dc:creator>Erel Segal-Halevi</dc:creator>
    <meta:document-statistic meta:table-count="0" meta:image-count="0" meta:object-count="0" meta:page-count="2" meta:paragraph-count="37" meta:word-count="397" meta:character-count="2226" meta:non-whitespace-character-count="1862"/>
  </office:meta>
</office:document-meta>
</file>